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80000068D51E6E41ADEF0E192.png" manifest:media-type="image/png"/>
  <manifest:file-entry manifest:full-path="Pictures/100000010000041B0000023D7878D3E87198CE05.png" manifest:media-type="image/png"/>
  <manifest:file-entry manifest:full-path="Pictures/100000010000041E0000022CDEE84C6DBE08345D.png" manifest:media-type="image/png"/>
  <manifest:file-entry manifest:full-path="Pictures/100000010000042000000159BD5C63C565A9CB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f373" officeooo:paragraph-rsid="0008f373"/>
    </style:style>
    <style:style style:name="P2" style:family="paragraph" style:parent-style-name="Standard">
      <style:text-properties officeooo:rsid="000adb9d" officeooo:paragraph-rsid="000adb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329cm, 3.425cm, 16.415cm, 3.15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EXERCÍCIO 1</text:p>
      <text:p text:style-name="P1"/>
      <text:p text:style-name="P1">1.1</text:p>
      <text:p text:style-name="P1"><draw:frame draw:style-name="fr2" draw:name="Figura1" text:anchor-type="char" svg:x="0.291cm" svg:y="0.106cm" svg:width="17cm" svg:height="5.553cm" draw:z-index="0"><draw:image xlink:href="Pictures/100000010000042000000159BD5C63C565A9CBBC.png" xlink:type="simple" xlink:show="embed" xlink:actuate="onLoad" draw:mime-type="image/png"/></draw:frame>1.2</text:p>
      <text:p text:style-name="P1"><draw:frame draw:style-name="fr3" draw:name="Figura2" text:anchor-type="char" svg:width="17cm" svg:height="8.968cm" draw:z-index="1"><draw:image xlink:href="Pictures/100000010000041E0000022CDEE84C6DBE08345D.png" xlink:type="simple" xlink:show="embed" xlink:actuate="onLoad" draw:mime-type="image/png"/></draw:frame></text:p>
      <text:p text:style-name="P1">1<draw:frame draw:style-name="fr2" draw:name="Figura3" text:anchor-type="char" svg:x="0.222cm" svg:y="0.914cm" svg:width="16.505cm" svg:height="8.998cm" draw:z-index="2"><draw:image xlink:href="Pictures/100000010000041B0000023D7878D3E87198CE05.png" xlink:type="simple" xlink:show="embed" xlink:actuate="onLoad" draw:mime-type="image/png"/></draw:frame>.3</text:p>
      <text:p text:style-name="P2"><text:soft-page-break/></text:p>
      <text:p text:style-name="P2">1.4</text:p>
      <text:p text:style-name="P2"><draw:frame draw:style-name="fr1" draw:name="Figura4" text:anchor-type="char" svg:x="0.365cm" svg:y="0.254cm" svg:width="15.979cm" svg:height="13.52cm" draw:z-index="3"><draw:image xlink:href="Pictures/10000001000005180000068D51E6E41ADEF0E192.png" xlink:type="simple" xlink:show="embed" xlink:actuate="onLoad" draw:mime-type="image/png"/></draw:frame>1.5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21:02:52.885114469</meta:creation-date>
    <dc:date>2023-03-14T21:20:33.075130408</dc:date>
    <meta:editing-duration>PT7M30S</meta:editing-duration>
    <meta:editing-cycles>1</meta:editing-cycles>
    <meta:document-statistic meta:table-count="0" meta:image-count="4" meta:object-count="0" meta:page-count="2" meta:paragraph-count="6" meta:word-count="7" meta:character-count="26" meta:non-whitespace-character-count="25"/>
    <meta:generator>LibreOffice/7.3.7.2$Linux_X86_64 LibreOffice_project/30$Build-2</meta:generator>
  </office:meta>
</office:document-meta>
</file>